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55fcbb" officeooo:paragraph-rsid="007476ea"/>
    </style:style>
    <style:style style:name="P2" style:family="paragraph" style:parent-style-name="Standard">
      <style:text-properties officeooo:rsid="00583e9f" officeooo:paragraph-rsid="007476ea"/>
    </style:style>
    <style:style style:name="P3" style:family="paragraph" style:parent-style-name="Standard">
      <style:text-properties officeooo:rsid="0055fcbb" officeooo:paragraph-rsid="00820c3d"/>
    </style:style>
    <style:style style:name="T1" style:family="text">
      <style:text-properties officeooo:rsid="00583e9f"/>
    </style:style>
    <style:style style:name="T2" style:family="text">
      <style:text-properties officeooo:rsid="008108c4"/>
    </style:style>
    <style:style style:name="T3" style:family="text">
      <style:text-properties officeooo:rsid="00820c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in Name ist Roger Waldvogel und ich habe ein soziales Netzwerk entwickelt welches sich <text:span text:style-name="T1">mit der Frage</text:span> beschäftigt, was können wir tun um unsere Welt zum positiven zu verändern. Es geht mir darum eine Plattform zu schaffen die es erlaubt Ideen auszutauschen <text:span text:style-name="T1">und nachhaltige Lösungen für aktuelle Probleme zu finden. Ein weiterer wichtiger Aspekt dieses Projektes ist es eine Plattform für die persönliche Weiterentwicklung bereitzustellen. Den meiner Meinung nach führt kein Weg daran vorbei das wir bereit sind unser Verhalten zu ändern wenn wir in einer friedlicheren und gerechteren Welt leben wollen. Zudem kann ich aus eigener Erfahrung bestätigen das das Leben um einiges Lebenswerter wird wenn man sich ernsthaft mit seiner eigenen Person auseinandersetzt. Ich litt früher oft unter Depressionen und fragte mich was ich hier soll. Ist das streben nach immer mehr Materiellem das Einzige was uns das Leben zu bieten hat? Das erfüllen der Erwartungen Anderer der Sinn des Lebens? Oft fühlte ich mich wie ein Getriebener der nicht weiss wonach er eigentlich sucht. Erst vor einigen Jahren stellte ich mich diesen Fragen ernsthaft. Ich erkannte mit der Zeit, dass die Lösung meiner Probleme nicht darin bestand ständig mit dem Finger auf Andere zu zeigen. Das es eine Veränderung meines eigenen Verhaltens brauchte. Bei diesem Prozess, der auch heute noch weitergeht, lernte ich viel Neues kennen welches mein Leben unglaublich bereicherte. Zum Beispiel verhalfen mir Meditieren oder Yoga zu einem ganz neuen Lebensgefühl, zu Einsichten die meine Ansichten zum Leben nachhaltig veränderten. Viele wertvolle Tipps erhielt ich immer wieder von Anderen die mir Kurse, Therapeuten, Bücher usw. empfahlen. Es ist einfach unglaublich was es alles für Möglichkeiten zur Persönlichkeitsentwicklung gibt. Doch diese Vielfalt macht es einem manchmal auch schwierig das Passende zu finden. Und genau bei diesem Punkt soll Elyoos helfen. Diese Plattform soll es möglich machen durch Empfehlungen von Leuten die man kennt oder denen man vertraut, die Informationen zu finden die wirklich weiterhelfen und nützlich sind. </text:span></text:p>
      <text:p text:style-name="P1"/>
      <text:p text:style-name="P2">Man könnte <text:span text:style-name="T2">nun argumentieren das </text:span>ein bestehendes Netzwerk wie Facebook oder Google+ <text:span text:style-name="T2">verwendet werden sollte</text:span>. Doch meiner Meinung <text:span text:style-name="T3">nach</text:span> sind diese Plattformen nur eingeschränkt geeignet für dieses Thema. Erstens gehen die relevanten Informationen <text:span text:style-name="T2">zum vorher genannten Themengebiet</text:span> <text:span text:style-name="T2">oft</text:span> in der Flut von sehr informativen Beiträgen wie, was <text:span text:style-name="T2">habe ich</text:span> heute zum Frühstück gegessen, unter. Zweitens sehe ich Werbung als äusserst störend auf einer solcher Plattform. <text:span text:style-name="T2">Es sollte nicht sein das einem Beiträge präsentiert werden nur weil jemand viel Geld in die Hand nahm. Es sollen die Beiträge zu oberst stehen welche die besten Empfehlungen erhielten. Aus diesem Grund wird Elyoos ausschliesslich über Spenden finanziert. Die einzige Ausnahme sehe ich in Form von einer Liste von grösseren Spendern auf der Startseite. Also zum Beispiel wird unterstützt von blabla. Ein weiterer wichtiger Punkt ist, das diese Netzwerke nicht alle Funktionen bieten die meiner Ansicht nach nötig wären. Mir ist bewusst das auch Elyoos noch nicht vollständig ist. Das es erst ein Anfang darstellt auf dem sich aufbauen läs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09:04:18.759000000</meta:creation-date>
    <meta:generator>LibreOffice/5.1.4.2$Windows_x86 LibreOffice_project/f99d75f39f1c57ebdd7ffc5f42867c12031db97a</meta:generator>
    <dc:date>2016-08-23T10:54:26.927000000</dc:date>
    <meta:editing-duration>PT17H54M14S</meta:editing-duration>
    <meta:editing-cycles>56</meta:editing-cycles>
    <meta:document-statistic meta:table-count="0" meta:image-count="0" meta:object-count="0" meta:page-count="1" meta:paragraph-count="2" meta:word-count="487" meta:character-count="3208" meta:non-whitespace-character-count="2722"/>
  </office:meta>
</office:document-meta>
</file>